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JKAnalyzer.CJK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JKAnalyzer.tokenStream( String fieldName ,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JKAnalyzer.CJKAnalyzer( String [ ]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